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eek 13-01:</text:span></text:p>
      <text:p text:style-name="P1"><text:span text:style-name="T1">ROLL NO:241801278</text:span></text:p>
      <text:p text:style-name="P1"><text:span text:style-name="T1">NAME:Sudiksha S</text:span></text:p>
      <text:p text:style-name="P1"><text:span text:style-name="T1">Q1)Given an array of numbers, find the index of the smallest array element (the pivot), for</text:span></text:p>
      <text:p text:style-name="P1"><text:span text:style-name="T1">which the sums of all elements to the left and to the right are equal. The array may not be</text:span></text:p>
      <text:p text:style-name="P1"><text:span text:style-name="T1">reordered.</text:span></text:p>
      <text:p text:style-name="P1"><text:span text:style-name="T1">Example: arr=[1,2,3,4,6]</text:span></text:p>
      <text:p text:style-name="P1"><text:span text:style-name="T2">• the sum of the first three elements, 1+2+3=6. The value of the last element is 6.</text:span></text:p>
      <text:p text:style-name="P1"><text:span text:style-name="T2">• Using zero based indexing, arr[3]=4 is the pivot between the two subarrays.</text:span></text:p>
      <text:p text:style-name="P1"><text:span text:style-name="T2">• The index of the pivot is 3.</text:span></text:p>
      <text:p text:style-name="P1"><text:span text:style-name="T2">Function Description: Complete the function balancedSum in the editor below.</text:span></text:p>
      <text:p text:style-name="P1"><text:span text:style-name="T2">balancedSum has the following parameter(s): int arr[n]: an array of integers</text:span></text:p>
      <text:p text:style-name="P1"><text:span text:style-name="T2">Returns: int: an integer representing the index of the pivot</text:span></text:p>
      <text:p text:style-name="P1"><text:span text:style-name="T2">Constraints</text:span></text:p>
      <text:p text:style-name="P1"><text:span text:style-name="T2">• 3<text:s/></text:span><text:span text:style-name="T3">≤</text:span><text:span text:style-name="T4"><text:s/>n<text:s/></text:span><text:span text:style-name="T5">≤</text:span><text:span text:style-name="T6"><text:s/>105</text:span></text:p>
      <text:p text:style-name="P1"><text:span text:style-name="T7">• 1<text:s/></text:span><text:span text:style-name="T8">≤</text:span><text:span text:style-name="T9"><text:s/>arr[i]<text:s/></text:span><text:span text:style-name="T10">≤</text:span><text:span text:style-name="T11"><text:s/>2 × 104, where 0<text:s/></text:span><text:span text:style-name="T12">≤</text:span><text:span text:style-name="T13"><text:s/>i &lt; n</text:span></text:p>
      <text:p text:style-name="P1"><text:span text:style-name="T14">• It is guaranteed that a solution always exists.</text:span></text:p>
      <text:p text:style-name="P1"><text:span text:style-name="T14">Input Format for Custom Testing</text:span></text:p>
      <text:p text:style-name="P1"><text:span text:style-name="T14">Input from stdin will be processed as follows and passed to the function. The first line</text:span></text:p>
      <text:p text:style-name="P1"><text:span text:style-name="T14">contains an integer n, the size of the array arr. Each of the next n lines contains an integer,</text:span></text:p>
      <text:p text:style-name="P1"><text:span text:style-name="T14">arr[i], where 0<text:s/></text:span><text:span text:style-name="T15">≤</text:span><text:span text:style-name="T16"><text:s/>i &lt; n.</text:span></text:p>
      <text:p text:style-name="P1"><text:span text:style-name="T16">Sample Input</text:span></text:p>
      <text:p text:style-name="P1"><text:span text:style-name="T16">STDIN Function Parameters</text:span></text:p>
      <text:p text:style-name="P1"><text:span text:style-name="T16">----- -------------------</text:span></text:p>
      <text:p text:style-name="P1"><text:span text:style-name="T16">4<text:s/></text:span><text:span text:style-name="T17">→</text:span><text:span text:style-name="T18"><text:s/>arr[] size n = 4</text:span></text:p>
      <text:p text:style-name="P1"><text:span text:style-name="T18">1<text:s/></text:span><text:span text:style-name="T19">→</text:span><text:span text:style-name="T20"><text:s/>arr = [1, 2, 3, 3]</text:span></text:p>
      <text:p text:style-name="P1"><text:span text:style-name="T20">2</text:span></text:p>
      <text:p text:style-name="P1"><text:span text:style-name="T20">3</text:span></text:p>
      <text:p text:style-name="P1"><text:span text:style-name="T20">3</text:span></text:p>
      <text:p text:style-name="P1"><text:span text:style-name="T20">Sample Output 0</text:span></text:p>
      <text:p text:style-name="P1"><text:span text:style-name="T20">2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20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20"/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20"/></text:p>
      <text:p text:style-name="P2"><text:span text:style-name="T20">Q2)Calculate</text:span><text:span text:style-name="T21"><text:s/></text:span><text:span text:style-name="T22">the</text:span><text:span text:style-name="T23"><text:s/></text:span><text:span text:style-name="T24">sum</text:span><text:span text:style-name="T25"><text:s/></text:span><text:span text:style-name="T26">of</text:span><text:span text:style-name="T27"><text:s/></text:span><text:span text:style-name="T28">an</text:span><text:span text:style-name="T29"><text:s/></text:span><text:span text:style-name="T30">array</text:span><text:span text:style-name="T31"><text:s/></text:span><text:span text:style-name="T32">of</text:span><text:span text:style-name="T33"><text:s/></text:span><text:span text:style-name="T34">integers</text:span><text:span text:style-name="T35">.</text:span><text:span text:style-name="T36"/></text:p>
      <text:p text:style-name="P2"><text:span text:style-name="T36">Example</text:span></text:p>
      <text:p text:style-name="P2"><text:span text:style-name="T36">numbers</text:span><text:span text:style-name="T37"><text:s/>= [</text:span><text:span text:style-name="T38">3</text:span><text:span text:style-name="T39">,<text:s/></text:span><text:span text:style-name="T40">13</text:span><text:span text:style-name="T41">,<text:s/></text:span><text:span text:style-name="T42">4</text:span><text:span text:style-name="T43">,<text:s/></text:span><text:span text:style-name="T44">11</text:span><text:span text:style-name="T45">,<text:s/></text:span><text:span text:style-name="T46">9</text:span><text:span text:style-name="T47">]</text:span><text:span text:style-name="T48"/></text:p>
      <text:p text:style-name="P2"><text:span text:style-name="T48">The</text:span><text:span text:style-name="T49"><text:s/></text:span><text:span text:style-name="T50">sum</text:span><text:span text:style-name="T51"><text:s/></text:span><text:span text:style-name="T52">is</text:span><text:span text:style-name="T53"><text:s/></text:span><text:span text:style-name="T54">3</text:span><text:span text:style-name="T55"><text:s/>+<text:s/></text:span><text:span text:style-name="T56">13</text:span><text:span text:style-name="T57"><text:s/>+<text:s/></text:span><text:span text:style-name="T58">4</text:span><text:span text:style-name="T59"><text:s/>+<text:s/></text:span><text:span text:style-name="T60">11</text:span><text:span text:style-name="T61"><text:s/>+<text:s/></text:span><text:span text:style-name="T62">9</text:span><text:span text:style-name="T63"><text:s/>=<text:s/></text:span><text:span text:style-name="T64">40</text:span><text:span text:style-name="T65">.</text:span><text:span text:style-name="T66"/></text:p>
      <text:p text:style-name="P2"><text:span text:style-name="T66">Function</text:span><text:span text:style-name="T67"><text:s/></text:span><text:span text:style-name="T68">Description</text:span></text:p>
      <text:p text:style-name="P2"><text:span text:style-name="T68">Complete</text:span><text:span text:style-name="T69"><text:s/></text:span><text:span text:style-name="T70">the</text:span><text:span text:style-name="T71"><text:s/></text:span><text:span text:style-name="T72">function</text:span><text:span text:style-name="T73"><text:s/></text:span><text:span text:style-name="T74">arraySum</text:span><text:span text:style-name="T75"><text:s/></text:span><text:span text:style-name="T76">in</text:span><text:span text:style-name="T77"><text:s/></text:span><text:span text:style-name="T78">the</text:span><text:span text:style-name="T79"><text:s/></text:span><text:span text:style-name="T80">editor</text:span><text:span text:style-name="T81"><text:s/></text:span><text:span text:style-name="T82">below</text:span><text:span text:style-name="T83">.</text:span><text:span text:style-name="T84"/></text:p>
      <text:p text:style-name="P2"><text:span text:style-name="T84">arraySum</text:span><text:span text:style-name="T85"><text:s/></text:span><text:span text:style-name="T86">has</text:span><text:span text:style-name="T87"><text:s/></text:span><text:span text:style-name="T88">the</text:span><text:span text:style-name="T89"><text:s/></text:span><text:span text:style-name="T90">following</text:span><text:span text:style-name="T91"><text:s/></text:span><text:span text:style-name="T92">parameter</text:span><text:span text:style-name="T93">(</text:span><text:span text:style-name="T94">s</text:span><text:span text:style-name="T95">):</text:span><text:span text:style-name="T96"/></text:p>
      <text:p text:style-name="P2"><text:span text:style-name="T96">int</text:span><text:span text:style-name="T97"><text:s/></text:span><text:span text:style-name="T98">numbers</text:span><text:span text:style-name="T99">[</text:span><text:span text:style-name="T100">n</text:span><text:span text:style-name="T101">]:<text:s/></text:span><text:span text:style-name="T102">an</text:span><text:span text:style-name="T103"><text:s/></text:span><text:span text:style-name="T104">array</text:span><text:span text:style-name="T105"><text:s/></text:span><text:span text:style-name="T106">of</text:span><text:span text:style-name="T107"><text:s/></text:span><text:span text:style-name="T108">integers</text:span></text:p>
      <text:p text:style-name="P2"><text:span text:style-name="T108">Returns</text:span></text:p>
      <text:p text:style-name="P2"><text:span text:style-name="T108">int</text:span><text:span text:style-name="T109">:<text:s/></text:span><text:span text:style-name="T110">integer</text:span><text:span text:style-name="T111"><text:s/></text:span><text:span text:style-name="T112">sum</text:span><text:span text:style-name="T113"><text:s/></text:span><text:span text:style-name="T114">of</text:span><text:span text:style-name="T115"><text:s/></text:span><text:span text:style-name="T116">the</text:span><text:span text:style-name="T117"><text:s/></text:span><text:span text:style-name="T118">numbers</text:span><text:span text:style-name="T119"><text:s/></text:span><text:span text:style-name="T120">array</text:span></text:p>
      <text:p text:style-name="P2"><text:span text:style-name="T120">Constraints</text:span></text:p>
      <text:p text:style-name="P2"><text:span text:style-name="T120">1</text:span><text:span text:style-name="T121"><text:s/></text:span><text:span text:style-name="T122">≤</text:span><text:span text:style-name="T123"><text:s/></text:span><text:span text:style-name="T124">n</text:span><text:span text:style-name="T125"><text:s/></text:span><text:span text:style-name="T126">≤</text:span><text:span text:style-name="T127"><text:s/></text:span><text:span text:style-name="T128">104</text:span></text:p>
      <text:p text:style-name="P2"><text:span text:style-name="T128">1</text:span><text:span text:style-name="T129"><text:s/></text:span><text:span text:style-name="T130">≤</text:span><text:span text:style-name="T131"><text:s/></text:span><text:span text:style-name="T132">numbers</text:span><text:span text:style-name="T133">[</text:span><text:span text:style-name="T134">i</text:span><text:span text:style-name="T135">]<text:s/></text:span><text:span text:style-name="T136">≤</text:span><text:span text:style-name="T137"><text:s/></text:span><text:span text:style-name="T138">104</text:span></text:p>
      <text:p text:style-name="P2"><text:span text:style-name="T138">Input</text:span><text:span text:style-name="T139"><text:s/></text:span><text:span text:style-name="T140">Format</text:span><text:span text:style-name="T141"><text:s/></text:span><text:span text:style-name="T142">for</text:span><text:span text:style-name="T143"><text:s/></text:span><text:span text:style-name="T144">Custom</text:span><text:span text:style-name="T145"><text:s/></text:span><text:span text:style-name="T146">Testing</text:span></text:p>
      <text:p text:style-name="P2"><text:span text:style-name="T146">Input</text:span><text:span text:style-name="T147"><text:s/></text:span><text:span text:style-name="T148">from</text:span><text:span text:style-name="T149"><text:s/></text:span><text:span text:style-name="T150">stdin</text:span><text:span text:style-name="T151"><text:s/></text:span><text:span text:style-name="T152">will</text:span><text:span text:style-name="T153"><text:s/></text:span><text:span text:style-name="T154">be</text:span><text:span text:style-name="T155"><text:s/></text:span><text:span text:style-name="T156">processed</text:span><text:span text:style-name="T157"><text:s/></text:span><text:span text:style-name="T158">as</text:span><text:span text:style-name="T159"><text:s/></text:span><text:span text:style-name="T160">follows</text:span><text:span text:style-name="T161"><text:s/></text:span><text:span text:style-name="T162">and</text:span><text:span text:style-name="T163"><text:s/></text:span><text:span text:style-name="T164">passed</text:span><text:span text:style-name="T165"><text:s/></text:span><text:span text:style-name="T166">to</text:span><text:span text:style-name="T167"><text:s/></text:span><text:span text:style-name="T168">the</text:span><text:span text:style-name="T169"><text:s/></text:span><text:span text:style-name="T170">function</text:span><text:span text:style-name="T171">.</text:span><text:span text:style-name="T172"/></text:p>
      <text:p text:style-name="P2"><text:span text:style-name="T172">The</text:span><text:span text:style-name="T173"><text:s/></text:span><text:span text:style-name="T174">first</text:span><text:span text:style-name="T175"><text:s/></text:span><text:span text:style-name="T176">line</text:span><text:span text:style-name="T177"><text:s/></text:span><text:span text:style-name="T178">contains</text:span><text:span text:style-name="T179"><text:s/></text:span><text:span text:style-name="T180">an</text:span><text:span text:style-name="T181"><text:s/></text:span><text:span text:style-name="T182">integer</text:span><text:span text:style-name="T183"><text:s/></text:span><text:span text:style-name="T184">n</text:span><text:span text:style-name="T185">,<text:s/></text:span><text:span text:style-name="T186">the</text:span><text:span text:style-name="T187"><text:s/></text:span><text:span text:style-name="T188">size</text:span><text:span text:style-name="T189"><text:s/></text:span><text:span text:style-name="T190">of</text:span><text:span text:style-name="T191"><text:s/></text:span><text:span text:style-name="T192">the</text:span><text:span text:style-name="T193"><text:s/></text:span><text:span text:style-name="T194">array</text:span><text:span text:style-name="T195"><text:s/></text:span><text:span text:style-name="T196">numbers</text:span><text:span text:style-name="T197">.</text:span><text:span text:style-name="T198"/></text:p>
      <text:p text:style-name="P2"><text:span text:style-name="T198">Each</text:span><text:span text:style-name="T199"><text:s/></text:span><text:span text:style-name="T200">of</text:span><text:span text:style-name="T201"><text:s/></text:span><text:span text:style-name="T202">the</text:span><text:span text:style-name="T203"><text:s/></text:span><text:span text:style-name="T204">next</text:span><text:span text:style-name="T205"><text:s/></text:span><text:span text:style-name="T206">n</text:span><text:span text:style-name="T207"><text:s/></text:span><text:span text:style-name="T208">lines</text:span><text:span text:style-name="T209"><text:s/></text:span><text:span text:style-name="T210">contains</text:span><text:span text:style-name="T211"><text:s/></text:span><text:span text:style-name="T212">an</text:span><text:span text:style-name="T213"><text:s/></text:span><text:span text:style-name="T214">integer</text:span><text:span text:style-name="T215"><text:s/></text:span><text:span text:style-name="T216">numbers</text:span><text:span text:style-name="T217">[</text:span><text:span text:style-name="T218">i</text:span><text:span text:style-name="T219">]<text:s/></text:span><text:span text:style-name="T220">where</text:span><text:span text:style-name="T221"><text:s/></text:span><text:span text:style-name="T222">0</text:span><text:span text:style-name="T223"><text:s/></text:span><text:span text:style-name="T224">≤</text:span><text:span text:style-name="T225"><text:s/></text:span><text:span text:style-name="T226">i</text:span><text:span text:style-name="T227"><text:s/>&lt;<text:s/></text:span><text:span text:style-name="T228">n</text:span><text:span text:style-name="T229">.</text:span><text:span text:style-name="T230"/></text:p>
      <text:p text:style-name="P2"><text:span text:style-name="T230">Sample</text:span><text:span text:style-name="T231"><text:s/></text:span><text:span text:style-name="T232">Input</text:span></text:p>
      <text:p text:style-name="P2"><text:span text:style-name="T232">STDIN</text:span><text:span text:style-name="T233"><text:s/></text:span><text:span text:style-name="T234">Function</text:span></text:p>
      <text:p text:style-name="P2"><text:span text:style-name="T235">----- --------</text:span><text:span text:style-name="T236"/></text:p>
      <text:p text:style-name="P2"><text:span text:style-name="T236">5</text:span><text:span text:style-name="T237"><text:s/></text:span><text:span text:style-name="T238">→</text:span><text:span text:style-name="T239"><text:s/></text:span><text:span text:style-name="T240">numbers</text:span><text:span text:style-name="T241">[]<text:s/></text:span><text:span text:style-name="T242">size</text:span><text:span text:style-name="T243"><text:s/></text:span><text:span text:style-name="T244">n</text:span><text:span text:style-name="T245"><text:s/>=<text:s/></text:span><text:span text:style-name="T246">5</text:span></text:p>
      <text:p text:style-name="P2"><text:span text:style-name="T246">1</text:span><text:span text:style-name="T247"><text:s/></text:span><text:span text:style-name="T248">→</text:span><text:span text:style-name="T249"><text:s/></text:span><text:span text:style-name="T250">numbers</text:span><text:span text:style-name="T251"><text:s/>= [</text:span><text:span text:style-name="T252">1</text:span><text:span text:style-name="T253">,<text:s/></text:span><text:span text:style-name="T254">2</text:span><text:span text:style-name="T255">,<text:s/></text:span><text:span text:style-name="T256">3</text:span><text:span text:style-name="T257">,<text:s/></text:span><text:span text:style-name="T258">4</text:span><text:span text:style-name="T259">,<text:s/></text:span><text:span text:style-name="T260">5</text:span><text:span text:style-name="T261">]</text:span><text:span text:style-name="T262"/></text:p>
      <text:p text:style-name="P2"><text:span text:style-name="T262">2</text:span></text:p>
      <text:p text:style-name="P2"><text:span text:style-name="T262">3</text:span></text:p>
      <text:p text:style-name="P2"><text:span text:style-name="T262">4</text:span></text:p>
      <text:p text:style-name="P2"><text:span text:style-name="T262">5</text:span></text:p>
      <text:p text:style-name="P2"><text:span text:style-name="T262">Sample</text:span><text:span text:style-name="T263"><text:s/></text:span><text:span text:style-name="T264">Output</text:span></text:p>
      <text:p text:style-name="P2"><text:span text:style-name="T264">15</text:span></text:p>
      <text:p text:style-name="P2"><text:span text:style-name="T264">ROLL NO:241801278</text:span></text:p>
      <text:p text:style-name="P2"><text:span text:style-name="T264">NAME:Sudiksha S </text:span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264"/></text:p>
      <text:p text:style-name="P2"><text:span text:style-name="T264">Q3)Given</text:span><text:span text:style-name="T265"><text:s/></text:span><text:span text:style-name="T266">an</text:span><text:span text:style-name="T267"><text:s/></text:span><text:span text:style-name="T268">array</text:span><text:span text:style-name="T269"><text:s/></text:span><text:span text:style-name="T270">of</text:span><text:span text:style-name="T271"><text:s/></text:span><text:span text:style-name="T272">n</text:span><text:span text:style-name="T273"><text:s/></text:span><text:span text:style-name="T274">integers</text:span><text:span text:style-name="T275">,<text:s/></text:span><text:span text:style-name="T276">rearrange</text:span><text:span text:style-name="T277"><text:s/></text:span><text:span text:style-name="T278">them</text:span><text:span text:style-name="T279"><text:s/></text:span><text:span text:style-name="T280">so</text:span><text:span text:style-name="T281"><text:s/></text:span><text:span text:style-name="T282">that</text:span><text:span text:style-name="T283"><text:s/></text:span><text:span text:style-name="T284">the</text:span><text:span text:style-name="T285"><text:s/></text:span><text:span text:style-name="T286">sum</text:span><text:span text:style-name="T287"><text:s/></text:span><text:span text:style-name="T288">of</text:span><text:span text:style-name="T289"><text:s/></text:span><text:span text:style-name="T290">the</text:span><text:span text:style-name="T291"><text:s/></text:span><text:span text:style-name="T292">absolute</text:span><text:span text:style-name="T293"><text:s/></text:span><text:span text:style-name="T294">differences</text:span><text:span text:style-name="T295"><text:s/></text:span><text:span text:style-name="T296">of</text:span></text:p>
      <text:p text:style-name="P2"><text:span text:style-name="T296">all</text:span><text:span text:style-name="T297"><text:s/></text:span><text:span text:style-name="T298">adjacent</text:span><text:span text:style-name="T299"><text:s/></text:span><text:span text:style-name="T300">elements</text:span><text:span text:style-name="T301"><text:s/></text:span><text:span text:style-name="T302">is</text:span><text:span text:style-name="T303"><text:s/></text:span><text:span text:style-name="T304">minimized</text:span><text:span text:style-name="T305">.<text:s/></text:span><text:span text:style-name="T306">Then</text:span><text:span text:style-name="T307">,<text:s/></text:span><text:span text:style-name="T308">compute</text:span><text:span text:style-name="T309"><text:s/></text:span><text:span text:style-name="T310">the</text:span><text:span text:style-name="T311"><text:s/></text:span><text:span text:style-name="T312">sum</text:span><text:span text:style-name="T313"><text:s/></text:span><text:span text:style-name="T314">of</text:span><text:span text:style-name="T315"><text:s/></text:span><text:span text:style-name="T316">those</text:span><text:span text:style-name="T317"><text:s/></text:span><text:span text:style-name="T318">absolute</text:span><text:span text:style-name="T319"><text:s/></text:span><text:span text:style-name="T320">differences</text:span><text:span text:style-name="T321">.</text:span><text:span text:style-name="T322"/></text:p>
      <text:p text:style-name="P2"><text:span text:style-name="T322">Example</text:span></text:p>
      <text:p text:style-name="P2"><text:span text:style-name="T322">n</text:span><text:span text:style-name="T323"><text:s/>=<text:s/></text:span><text:span text:style-name="T324">5</text:span><text:span text:style-name="T325">,<text:s/></text:span><text:span text:style-name="T326">arr</text:span><text:span text:style-name="T327"><text:s/>= [</text:span><text:span text:style-name="T328">1</text:span><text:span text:style-name="T329">,<text:s/></text:span><text:span text:style-name="T330">3</text:span><text:span text:style-name="T331">,<text:s/></text:span><text:span text:style-name="T332">3</text:span><text:span text:style-name="T333">,<text:s/></text:span><text:span text:style-name="T334">2</text:span><text:span text:style-name="T335">,<text:s/></text:span><text:span text:style-name="T336">4</text:span><text:span text:style-name="T337">]</text:span><text:span text:style-name="T338"/></text:p>
      <text:p text:style-name="P2"><text:span text:style-name="T338">If</text:span><text:span text:style-name="T339"><text:s/></text:span><text:span text:style-name="T340">the</text:span><text:span text:style-name="T341"><text:s/></text:span><text:span text:style-name="T342">list</text:span><text:span text:style-name="T343"><text:s/></text:span><text:span text:style-name="T344">is</text:span><text:span text:style-name="T345"><text:s/></text:span><text:span text:style-name="T346">rearranged</text:span><text:span text:style-name="T347"><text:s/></text:span><text:span text:style-name="T348">as</text:span><text:span text:style-name="T349"><text:s/></text:span><text:span text:style-name="T350">arr'</text:span><text:span text:style-name="T351"><text:s/>= [</text:span><text:span text:style-name="T352">1</text:span><text:span text:style-name="T353">,<text:s/></text:span><text:span text:style-name="T354">2</text:span><text:span text:style-name="T355">,<text:s/></text:span><text:span text:style-name="T356">3</text:span><text:span text:style-name="T357">,<text:s/></text:span><text:span text:style-name="T358">3</text:span><text:span text:style-name="T359">,<text:s/></text:span><text:span text:style-name="T360">4</text:span><text:span text:style-name="T361">],<text:s/></text:span><text:span text:style-name="T362">the</text:span><text:span text:style-name="T363"><text:s/></text:span><text:span text:style-name="T364">absolute</text:span><text:span text:style-name="T365"><text:s/></text:span><text:span text:style-name="T366">differences</text:span><text:span text:style-name="T367"><text:s/></text:span><text:span text:style-name="T368">are</text:span><text:span text:style-name="T369"><text:s/>|</text:span><text:span text:style-name="T370">1</text:span><text:span text:style-name="T371"><text:s/>-<text:s/></text:span><text:span text:style-name="T372">2</text:span><text:span text:style-name="T373">| =<text:s/></text:span><text:span text:style-name="T374">1</text:span><text:span text:style-name="T375">, |</text:span><text:span text:style-name="T376">2</text:span><text:span text:style-name="T377"><text:s/>-</text:span><text:span text:style-name="T378"/></text:p>
      <text:p text:style-name="P2"><text:span text:style-name="T378">3</text:span><text:span text:style-name="T379">| =<text:s/></text:span><text:span text:style-name="T380">1</text:span><text:span text:style-name="T381">,|</text:span><text:span text:style-name="T382">3</text:span><text:span text:style-name="T383"><text:s/>-<text:s/></text:span><text:span text:style-name="T384">3</text:span><text:span text:style-name="T385">| =<text:s/></text:span><text:span text:style-name="T386">0</text:span><text:span text:style-name="T387">, |</text:span><text:span text:style-name="T388">3</text:span><text:span text:style-name="T389"><text:s/>-<text:s/></text:span><text:span text:style-name="T390">4</text:span><text:span text:style-name="T391">| =<text:s/></text:span><text:span text:style-name="T392">1</text:span><text:span text:style-name="T393">.<text:s/></text:span><text:span text:style-name="T394">The</text:span><text:span text:style-name="T395"><text:s/></text:span><text:span text:style-name="T396">sum</text:span><text:span text:style-name="T397"><text:s/></text:span><text:span text:style-name="T398">of</text:span><text:span text:style-name="T399"><text:s/></text:span><text:span text:style-name="T400">those</text:span><text:span text:style-name="T401"><text:s/></text:span><text:span text:style-name="T402">differences</text:span><text:span text:style-name="T403"><text:s/></text:span><text:span text:style-name="T404">is</text:span><text:span text:style-name="T405"><text:s/></text:span><text:span text:style-name="T406">1</text:span><text:span text:style-name="T407"><text:s/>+<text:s/></text:span><text:span text:style-name="T408">1</text:span><text:span text:style-name="T409"><text:s/>+<text:s/></text:span><text:span text:style-name="T410">0</text:span><text:span text:style-name="T411"><text:s/>+<text:s/></text:span><text:span text:style-name="T412">1</text:span><text:span text:style-name="T413"><text:s/>=<text:s/></text:span><text:span text:style-name="T414">3</text:span><text:span text:style-name="T415">.</text:span><text:span text:style-name="T416"/></text:p>
      <text:p text:style-name="P2"><text:span text:style-name="T416">Function</text:span><text:span text:style-name="T417"><text:s/></text:span><text:span text:style-name="T418">Description</text:span></text:p>
      <text:p text:style-name="P2"><text:span text:style-name="T418">Complete</text:span><text:span text:style-name="T419"><text:s/></text:span><text:span text:style-name="T420">the</text:span><text:span text:style-name="T421"><text:s/></text:span><text:span text:style-name="T422">function</text:span><text:span text:style-name="T423"><text:s/></text:span><text:span text:style-name="T424">minDiff</text:span><text:span text:style-name="T425"><text:s/></text:span><text:span text:style-name="T426">in</text:span><text:span text:style-name="T427"><text:s/></text:span><text:span text:style-name="T428">the</text:span><text:span text:style-name="T429"><text:s/></text:span><text:span text:style-name="T430">editor</text:span><text:span text:style-name="T431"><text:s/></text:span><text:span text:style-name="T432">below</text:span><text:span text:style-name="T433">.</text:span><text:span text:style-name="T434"/></text:p>
      <text:p text:style-name="P2"><text:span text:style-name="T434">minDiff</text:span><text:span text:style-name="T435"><text:s/></text:span><text:span text:style-name="T436">has</text:span><text:span text:style-name="T437"><text:s/></text:span><text:span text:style-name="T438">the</text:span><text:span text:style-name="T439"><text:s/></text:span><text:span text:style-name="T440">following</text:span><text:span text:style-name="T441"><text:s/></text:span><text:span text:style-name="T442">parameter</text:span><text:span text:style-name="T443">:</text:span><text:span text:style-name="T444"/></text:p>
      <text:p text:style-name="P2"><text:span text:style-name="T444">arr</text:span><text:span text:style-name="T445">:<text:s/></text:span><text:span text:style-name="T446">an</text:span><text:span text:style-name="T447"><text:s/></text:span><text:span text:style-name="T448">integer</text:span><text:span text:style-name="T449"><text:s/></text:span><text:span text:style-name="T450">array</text:span></text:p>
      <text:p text:style-name="P2"><text:span text:style-name="T450">Returns</text:span><text:span text:style-name="T451">:</text:span><text:span text:style-name="T452"/></text:p>
      <text:p text:style-name="P2"><text:span text:style-name="T452">int</text:span><text:span text:style-name="T453">:<text:s/></text:span><text:span text:style-name="T454">the</text:span><text:span text:style-name="T455"><text:s/></text:span><text:span text:style-name="T456">sum</text:span><text:span text:style-name="T457"><text:s/></text:span><text:span text:style-name="T458">of</text:span><text:span text:style-name="T459"><text:s/></text:span><text:span text:style-name="T460">the</text:span><text:span text:style-name="T461"><text:s/></text:span><text:span text:style-name="T462">absolute</text:span><text:span text:style-name="T463"><text:s/></text:span><text:span text:style-name="T464">differences</text:span><text:span text:style-name="T465"><text:s/></text:span><text:span text:style-name="T466">of</text:span><text:span text:style-name="T467"><text:s/></text:span><text:span text:style-name="T468">adjacent</text:span><text:span text:style-name="T469"><text:s/></text:span><text:span text:style-name="T470">elements</text:span></text:p>
      <text:p text:style-name="P2"><text:span text:style-name="T470">Constraints</text:span></text:p>
      <text:p text:style-name="P2"><text:span text:style-name="T470">2</text:span><text:span text:style-name="T471"><text:s/></text:span><text:span text:style-name="T472">≤ n ≤105</text:span></text:p>
      <text:p text:style-name="P2"><text:span text:style-name="T472">0 ≤ arr[i] ≤ 109, where 0 ≤ i &lt; n</text:span></text:p>
      <text:p text:style-name="P2"><text:span text:style-name="T473">Input Format For Custom Testing</text:span></text:p>
      <text:p text:style-name="P2"><text:span text:style-name="T473">The first line of input contains an integer, n, the size of arr.</text:span></text:p>
      <text:p text:style-name="P2"><text:span text:style-name="T473">Each of the following n lines contains an integer that describes arr[i] (where 0 ≤ i &lt; n) .</text:span></text:p>
      <text:p text:style-name="P2"><text:span text:style-name="T473">Sample Input For Custom Testing</text:span></text:p>
      <text:p text:style-name="P2"><text:span text:style-name="T473">STDIN Function</text:span></text:p>
      <text:p text:style-name="P2"><text:span text:style-name="T473">----- --------</text:span></text:p>
      <text:p text:style-name="P2"><text:span text:style-name="T473">5 → arr[] size n = 5</text:span></text:p>
      <text:p text:style-name="P2"><text:span text:style-name="T473">5 → arr[] = [5, 1, 3, 7, 3]</text:span></text:p>
      <text:p text:style-name="P2"><text:span text:style-name="T473">1</text:span></text:p>
      <text:p text:style-name="P2"><text:span text:style-name="T473">3</text:span></text:p>
      <text:p text:style-name="P2"><text:span text:style-name="T473">7</text:span></text:p>
      <text:p text:style-name="P2"><text:span text:style-name="T473">3</text:span></text:p>
      <text:p text:style-name="P2"><text:span text:style-name="T473">Sample Output</text:span></text:p>
      <text:p text:style-name="P2"><text:span text:style-name="T473">6</text:span></text:p>
      <text:p text:style-name="P2"><text:span text:style-name="T473">ROLL NO:241801278</text:span></text:p>
      <text:p text:style-name="P2"><text:span text:style-name="T473">NAME:Sudiksha S</text:span></text:p>
      <text:p text:style-name="P2"><draw:frame text:anchor-type="as-char" svg:width="152.40mm" svg:height="85.73mm" style:rel-width="scale" style:rel-height="scale"><draw:object-ole xlink:href="OleObj5"/><draw:image xlink:href="ObjectReplacements/OleObj5"/></draw:frame><text:span text:style-name="T473"/></text:p>
      <text:p text:style-name="P2"><text:span text:style-name="T473"/></text:p>
      <text:p text:style-name="P2"><text:span text:style-name="T473"/></text:p>
      <text:p text:style-name="P2"><text:span text:style-name="T474"/></text:p>
      <text:p text:style-name="P2"><text:span text:style-name="T474"/></text:p>
      <text:p text:style-name="P2"><text:span text:style-name="T474"/></text:p>
      <text:p text:style-name="P2"><text:span text:style-name="T474"/></text:p>
      <text:p text:style-name="P3"><text:span text:style-name="T47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